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8.36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23-GM210698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78-GM201058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RSQ([.C2:.C57];[.G2:.G57])" office:value-type="float" office:value="0.0337502585039304" calcext:value-type="float">
            <text:p>0.033750258503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94-GM2107427-TWE-M-EGG4_markdup.bam</text:p>
          </table:table-cell>
          <table:table-cell office:value-type="float" office:value="27720.7666666667" calcext:value-type="float">
            <text:p>27720.7666666667</text:p>
          </table:table-cell>
          <table:table-cell office:value-type="float" office:value="26226" calcext:value-type="float">
            <text:p>26226</text:p>
          </table:table-cell>
          <table:table-cell office:value-type="float" office:value="28545.8" calcext:value-type="float">
            <text:p>28545.8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95-GM210741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96-GM2107410-TWE-M-EGG4_markdup.bam</text:p>
          </table:table-cell>
          <table:table-cell office:value-type="float" office:value="3084.33333333333" calcext:value-type="float">
            <text:p>3084.33333333333</text:p>
          </table:table-cell>
          <table:table-cell office:value-type="float" office:value="2921.4" calcext:value-type="float">
            <text:p>2921.4</text:p>
          </table:table-cell>
          <table:table-cell office:value-type="float" office:value="3230.1" calcext:value-type="float">
            <text:p>3230.1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/>
          <table:table-cell table:formula="of:=CORREL([.C2:.C57];[.G2:.G57])" office:value-type="float" office:value="0.183712434265976" calcext:value-type="float">
            <text:p>0.1837124342659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298-GM210760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CORREL([.C58:.C119];[.G58:.G11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09-GM210759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45-GM210787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56-GM2107920-TWE-F-EGG4_markdup.bam</text:p>
          </table:table-cell>
          <table:table-cell office:value-type="float" office:value="2677.23333333333" calcext:value-type="float">
            <text:p>2677.23333333333</text:p>
          </table:table-cell>
          <table:table-cell office:value-type="float" office:value="2594.5" calcext:value-type="float">
            <text:p>2594.5</text:p>
          </table:table-cell>
          <table:table-cell office:value-type="float" office:value="2720.3" calcext:value-type="float">
            <text:p>2720.3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60-GM2108037-TWE-F-EGG4_markdup.bam</text:p>
          </table:table-cell>
          <table:table-cell office:value-type="float" office:value="28937.8333333333" calcext:value-type="float">
            <text:p>28937.8333333333</text:p>
          </table:table-cell>
          <table:table-cell office:value-type="float" office:value="27893.4" calcext:value-type="float">
            <text:p>27893.4</text:p>
          </table:table-cell>
          <table:table-cell office:value-type="float" office:value="29510.9" calcext:value-type="float">
            <text:p>29510.9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89-GM2100441-TWE-F-EGG4_markdup.bam</text:p>
          </table:table-cell>
          <table:table-cell office:value-type="float" office:value="6036.36666666667" calcext:value-type="float">
            <text:p>6036.36666666667</text:p>
          </table:table-cell>
          <table:table-cell office:value-type="float" office:value="5850.7" calcext:value-type="float">
            <text:p>5850.7</text:p>
          </table:table-cell>
          <table:table-cell office:value-type="float" office:value="6141.4" calcext:value-type="float">
            <text:p>6141.4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97-GM2108330-TWE-F-EGG4_markdup.bam</text:p>
          </table:table-cell>
          <table:table-cell office:value-type="float" office:value="2923.7" calcext:value-type="float">
            <text:p>2923.7</text:p>
          </table:table-cell>
          <table:table-cell office:value-type="float" office:value="2897.3" calcext:value-type="float">
            <text:p>2897.3</text:p>
          </table:table-cell>
          <table:table-cell office:value-type="float" office:value="2965.1" calcext:value-type="float">
            <text:p>2965.1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398-GM2108343-TWE-M-EGG4_markdup.bam</text:p>
          </table:table-cell>
          <table:table-cell office:value-type="float" office:value="5543.13333333333" calcext:value-type="float">
            <text:p>5543.13333333333</text:p>
          </table:table-cell>
          <table:table-cell office:value-type="float" office:value="5492.9" calcext:value-type="float">
            <text:p>5492.9</text:p>
          </table:table-cell>
          <table:table-cell office:value-type="float" office:value="5625.3" calcext:value-type="float">
            <text:p>5625.3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27-GM2108501-TWE-M-EGG4_markdup.bam</text:p>
          </table:table-cell>
          <table:table-cell office:value-type="float" office:value="2984.76666666667" calcext:value-type="float">
            <text:p>2984.76666666667</text:p>
          </table:table-cell>
          <table:table-cell office:value-type="float" office:value="2887.5" calcext:value-type="float">
            <text:p>2887.5</text:p>
          </table:table-cell>
          <table:table-cell office:value-type="float" office:value="3137.4" calcext:value-type="float">
            <text:p>3137.4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28-GM2108504-TWE-F-EGG4_markdup.bam</text:p>
          </table:table-cell>
          <table:table-cell office:value-type="float" office:value="28728.3" calcext:value-type="float">
            <text:p>28728.3</text:p>
          </table:table-cell>
          <table:table-cell office:value-type="float" office:value="27024.8" calcext:value-type="float">
            <text:p>27024.8</text:p>
          </table:table-cell>
          <table:table-cell office:value-type="float" office:value="29580.5" calcext:value-type="float">
            <text:p>29580.5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0-GM210853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1-GM210849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3-GM2108562-TWE-M-EGG4_markdup.bam</text:p>
          </table:table-cell>
          <table:table-cell office:value-type="float" office:value="4530.8" calcext:value-type="float">
            <text:p>4530.8</text:p>
          </table:table-cell>
          <table:table-cell office:value-type="float" office:value="4396.7" calcext:value-type="float">
            <text:p>4396.7</text:p>
          </table:table-cell>
          <table:table-cell office:value-type="float" office:value="4689.7" calcext:value-type="float">
            <text:p>4689.7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4-GM2108622-TWE-M-EGG4_markdup.bam</text:p>
          </table:table-cell>
          <table:table-cell office:value-type="float" office:value="2650.83333333333" calcext:value-type="float">
            <text:p>2650.83333333333</text:p>
          </table:table-cell>
          <table:table-cell office:value-type="float" office:value="2540.3" calcext:value-type="float">
            <text:p>2540.3</text:p>
          </table:table-cell>
          <table:table-cell office:value-type="float" office:value="2806.7" calcext:value-type="float">
            <text:p>2806.7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5-GM2108667-TWE-M-EGG4_markdup.bam</text:p>
          </table:table-cell>
          <table:table-cell office:value-type="float" office:value="4460.1" calcext:value-type="float">
            <text:p>4460.1</text:p>
          </table:table-cell>
          <table:table-cell office:value-type="float" office:value="4403.7" calcext:value-type="float">
            <text:p>4403.7</text:p>
          </table:table-cell>
          <table:table-cell office:value-type="float" office:value="4518.6" calcext:value-type="float">
            <text:p>4518.6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6-GM2108656-TWE-F-EGG4_markdup.bam</text:p>
          </table:table-cell>
          <table:table-cell office:value-type="float" office:value="6549.73333333333" calcext:value-type="float">
            <text:p>6549.73333333333</text:p>
          </table:table-cell>
          <table:table-cell office:value-type="float" office:value="6439.5" calcext:value-type="float">
            <text:p>6439.5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7-GM2108663-TWE-M-EGG4_markdup.bam</text:p>
          </table:table-cell>
          <table:table-cell office:value-type="float" office:value="2124.53333333333" calcext:value-type="float">
            <text:p>2124.53333333333</text:p>
          </table:table-cell>
          <table:table-cell office:value-type="float" office:value="2103.3" calcext:value-type="float">
            <text:p>2103.3</text:p>
          </table:table-cell>
          <table:table-cell office:value-type="float" office:value="2135.8" calcext:value-type="float">
            <text:p>2135.8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39-GM2108587-TWE-M-EGG4_markdup.bam</text:p>
          </table:table-cell>
          <table:table-cell office:value-type="float" office:value="2068.03333333333" calcext:value-type="float">
            <text:p>2068.03333333333</text:p>
          </table:table-cell>
          <table:table-cell office:value-type="float" office:value="2016" calcext:value-type="float">
            <text:p>2016</text:p>
          </table:table-cell>
          <table:table-cell office:value-type="float" office:value="2147.2" calcext:value-type="float">
            <text:p>2147.2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40-GM210862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41-GM2108769-TWE-F-EGG4_markdup.bam</text:p>
          </table:table-cell>
          <table:table-cell office:value-type="float" office:value="21128.3" calcext:value-type="float">
            <text:p>21128.3</text:p>
          </table:table-cell>
          <table:table-cell office:value-type="float" office:value="20635.8" calcext:value-type="float">
            <text:p>20635.8</text:p>
          </table:table-cell>
          <table:table-cell office:value-type="float" office:value="21418.8" calcext:value-type="float">
            <text:p>21418.8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43-gm2108688-TWE-F-EGG4_markdup.bam</text:p>
          </table:table-cell>
          <table:table-cell office:value-type="float" office:value="1998.1" calcext:value-type="float">
            <text:p>1998.1</text:p>
          </table:table-cell>
          <table:table-cell office:value-type="float" office:value="1976.8" calcext:value-type="float">
            <text:p>1976.8</text:p>
          </table:table-cell>
          <table:table-cell office:value-type="float" office:value="2033.8" calcext:value-type="float">
            <text:p>2033.8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44-GM2108416-TWE-M-EGG4_markdup.bam</text:p>
          </table:table-cell>
          <table:table-cell office:value-type="float" office:value="3679.7" calcext:value-type="float">
            <text:p>3679.7</text:p>
          </table:table-cell>
          <table:table-cell office:value-type="float" office:value="3580.2" calcext:value-type="float">
            <text:p>3580.2</text:p>
          </table:table-cell>
          <table:table-cell office:value-type="float" office:value="3834.9" calcext:value-type="float">
            <text:p>3834.9</text:p>
          </table:table-cell>
          <table:table-cell office:value-type="string" calcext:value-type="string">
            <text:p>M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2-GM2108860-TWE-M-EGG4_markdup.bam</text:p>
          </table:table-cell>
          <table:table-cell office:value-type="float" office:value="7606.06666666667" calcext:value-type="float">
            <text:p>7606.06666666667</text:p>
          </table:table-cell>
          <table:table-cell office:value-type="float" office:value="7452.1" calcext:value-type="float">
            <text:p>7452.1</text:p>
          </table:table-cell>
          <table:table-cell office:value-type="float" office:value="7744.4" calcext:value-type="float">
            <text:p>7744.4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3-GM2108837-TWE-M-EGG4_markdup.bam</text:p>
          </table:table-cell>
          <table:table-cell office:value-type="float" office:value="6065.76666666667" calcext:value-type="float">
            <text:p>6065.76666666667</text:p>
          </table:table-cell>
          <table:table-cell office:value-type="float" office:value="6028.3" calcext:value-type="float">
            <text:p>6028.3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M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5-GM210130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6-GM2108919-TWE-F-EGG4_markdup.bam</text:p>
          </table:table-cell>
          <table:table-cell office:value-type="float" office:value="5915.73333333333" calcext:value-type="float">
            <text:p>5915.73333333333</text:p>
          </table:table-cell>
          <table:table-cell office:value-type="float" office:value="5823.4" calcext:value-type="float">
            <text:p>5823.4</text:p>
          </table:table-cell>
          <table:table-cell office:value-type="float" office:value="6041.2" calcext:value-type="float">
            <text:p>6041.2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7-GM210891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8-GM2108855-TWE-M-EGG4_markdup.bam</text:p>
          </table:table-cell>
          <table:table-cell office:value-type="float" office:value="2936.13333333333" calcext:value-type="float">
            <text:p>2936.13333333333</text:p>
          </table:table-cell>
          <table:table-cell office:value-type="float" office:value="2901.2" calcext:value-type="float">
            <text:p>2901.2</text:p>
          </table:table-cell>
          <table:table-cell office:value-type="float" office:value="2967.4" calcext:value-type="float">
            <text:p>2967.4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59-GM2108788-TWE-F-EGG4_markdup.bam</text:p>
          </table:table-cell>
          <table:table-cell office:value-type="float" office:value="2408" calcext:value-type="float">
            <text:p>2408</text:p>
          </table:table-cell>
          <table:table-cell office:value-type="float" office:value="2343.2" calcext:value-type="float">
            <text:p>2343.2</text:p>
          </table:table-cell>
          <table:table-cell office:value-type="float" office:value="2531.2" calcext:value-type="float">
            <text:p>2531.2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60-GM210874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66-GM2108968-TWE-M-EGG4_markdup.bam</text:p>
          </table:table-cell>
          <table:table-cell office:value-type="float" office:value="3301.16666666667" calcext:value-type="float">
            <text:p>3301.16666666667</text:p>
          </table:table-cell>
          <table:table-cell office:value-type="float" office:value="3194.4" calcext:value-type="float">
            <text:p>3194.4</text:p>
          </table:table-cell>
          <table:table-cell office:value-type="float" office:value="3371.4" calcext:value-type="float">
            <text:p>3371.4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69-GM210888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70-GM2108920-TWE-F-EGG4_markdup.bam</text:p>
          </table:table-cell>
          <table:table-cell office:value-type="float" office:value="2191.7" calcext:value-type="float">
            <text:p>2191.7</text:p>
          </table:table-cell>
          <table:table-cell office:value-type="float" office:value="2055.3" calcext:value-type="float">
            <text:p>2055.3</text:p>
          </table:table-cell>
          <table:table-cell office:value-type="float" office:value="2331.9" calcext:value-type="float">
            <text:p>2331.9</text:p>
          </table:table-cell>
          <table:table-cell office:value-type="string" calcext:value-type="string">
            <text:p>F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71-GM1702363-TWE-M-EGG4_markdup.bam</text:p>
          </table:table-cell>
          <table:table-cell office:value-type="float" office:value="2163.73333333333" calcext:value-type="float">
            <text:p>2163.73333333333</text:p>
          </table:table-cell>
          <table:table-cell office:value-type="float" office:value="2087.5" calcext:value-type="float">
            <text:p>2087.5</text:p>
          </table:table-cell>
          <table:table-cell office:value-type="float" office:value="2255.5" calcext:value-type="float">
            <text:p>2255.5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82-GM2109040-TWE-F-EGG4_markdup.bam</text:p>
          </table:table-cell>
          <table:table-cell office:value-type="float" office:value="5990.03333333333" calcext:value-type="float">
            <text:p>5990.03333333333</text:p>
          </table:table-cell>
          <table:table-cell office:value-type="float" office:value="5975.6" calcext:value-type="float">
            <text:p>5975.6</text:p>
          </table:table-cell>
          <table:table-cell office:value-type="float" office:value="6010.6" calcext:value-type="float">
            <text:p>6010.6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0-GM210915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1-GM2105861-TWE-M-EGG4_markdup.bam</text:p>
          </table:table-cell>
          <table:table-cell office:value-type="float" office:value="2502.66666666667" calcext:value-type="float">
            <text:p>2502.66666666667</text:p>
          </table:table-cell>
          <table:table-cell office:value-type="float" office:value="2370.9" calcext:value-type="float">
            <text:p>2370.9</text:p>
          </table:table-cell>
          <table:table-cell office:value-type="float" office:value="2711.4" calcext:value-type="float">
            <text:p>2711.4</text:p>
          </table:table-cell>
          <table:table-cell office:value-type="string" calcext:value-type="string">
            <text:p>M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4-GM210895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5-GM210910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6-GM210921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497-GM2109231-TWE-M-EGG4_markdup.bam</text:p>
          </table:table-cell>
          <table:table-cell office:value-type="float" office:value="15408.2666666667" calcext:value-type="float">
            <text:p>15408.2666666667</text:p>
          </table:table-cell>
          <table:table-cell office:value-type="float" office:value="15044.6" calcext:value-type="float">
            <text:p>15044.6</text:p>
          </table:table-cell>
          <table:table-cell office:value-type="float" office:value="15709.2" calcext:value-type="float">
            <text:p>15709.2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802-GM210915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803-gm2109216-TWE-F-EGG4_markdup.bam</text:p>
          </table:table-cell>
          <table:table-cell office:value-type="float" office:value="8872.33333333333" calcext:value-type="float">
            <text:p>8872.33333333333</text:p>
          </table:table-cell>
          <table:table-cell office:value-type="float" office:value="8760.3" calcext:value-type="float">
            <text:p>8760.3</text:p>
          </table:table-cell>
          <table:table-cell office:value-type="float" office:value="9067.1" calcext:value-type="float">
            <text:p>9067.1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059-GM211401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390-GM2116866-TWE-F-EGG4_markdup.bam</text:p>
          </table:table-cell>
          <table:table-cell office:value-type="float" office:value="4363.46666666667" calcext:value-type="float">
            <text:p>4363.46666666667</text:p>
          </table:table-cell>
          <table:table-cell office:value-type="float" office:value="4312.6" calcext:value-type="float">
            <text:p>4312.6</text:p>
          </table:table-cell>
          <table:table-cell office:value-type="float" office:value="4392.6" calcext:value-type="float">
            <text:p>4392.6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35-GM2117325-TWE-F-EGG4_markdup.bam</text:p>
          </table:table-cell>
          <table:table-cell office:value-type="float" office:value="19193.3666666667" calcext:value-type="float">
            <text:p>19193.3666666667</text:p>
          </table:table-cell>
          <table:table-cell office:value-type="float" office:value="18378.4" calcext:value-type="float">
            <text:p>18378.4</text:p>
          </table:table-cell>
          <table:table-cell office:value-type="float" office:value="19687.3" calcext:value-type="float">
            <text:p>19687.3</text:p>
          </table:table-cell>
          <table:table-cell office:value-type="string" calcext:value-type="string">
            <text:p>F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51-GM201140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53-GM2106356-TWE-F-EGG4_markdup.bam</text:p>
          </table:table-cell>
          <table:table-cell office:value-type="float" office:value="2955.53333333333" calcext:value-type="float">
            <text:p>2955.53333333333</text:p>
          </table:table-cell>
          <table:table-cell office:value-type="float" office:value="2829.7" calcext:value-type="float">
            <text:p>2829.7</text:p>
          </table:table-cell>
          <table:table-cell office:value-type="float" office:value="3092.3" calcext:value-type="float">
            <text:p>3092.3</text:p>
          </table:table-cell>
          <table:table-cell office:value-type="string" calcext:value-type="string">
            <text:p>F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64-GM2106350-TWE-M-EGG4_markdup.bam</text:p>
          </table:table-cell>
          <table:table-cell office:value-type="float" office:value="4915.7" calcext:value-type="float">
            <text:p>4915.7</text:p>
          </table:table-cell>
          <table:table-cell office:value-type="float" office:value="4346.8" calcext:value-type="float">
            <text:p>4346.8</text:p>
          </table:table-cell>
          <table:table-cell office:value-type="float" office:value="5273.4" calcext:value-type="float">
            <text:p>5273.4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65-GM2117869-TWE-F-EGG4_markdup.bam</text:p>
          </table:table-cell>
          <table:table-cell office:value-type="float" office:value="2654.66666666667" calcext:value-type="float">
            <text:p>2654.66666666667</text:p>
          </table:table-cell>
          <table:table-cell office:value-type="float" office:value="2536.1" calcext:value-type="float">
            <text:p>2536.1</text:p>
          </table:table-cell>
          <table:table-cell office:value-type="float" office:value="2859.2" calcext:value-type="float">
            <text:p>2859.2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478-GM21177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23-GM210698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78-GM201058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4-GM210742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5-GM210741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6-GM210741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8-GM210760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299-GM210758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09-GM210759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45-GM210787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3" calcext:value-type="float">
            <text:p>195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56-GM210792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60-GM210803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89-GM210044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97-GM210833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398-GM210834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04-GM210850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27-GM210850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28-GM21085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29-GM210852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0-GM210853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1-GM210849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3-GM21085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4-GM210862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5-GM210866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6-GM21086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7-GM210866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8-GM210864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39-GM210858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40-GM210862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41-GM210876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43-gm210868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44-GM210841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2-GM210886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3-GM210883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5-GM210130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6-GM210891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7-GM210891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8-GM210885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59-GM210878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60-GM210874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66-GM210896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69-GM210888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70-GM210892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71-GM170236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82-GM210904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0-GM210915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1-GM210586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4-GM210895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5-GM210910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6-GM210921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497-GM210923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92-GM211143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802-GM210915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803-gm210921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059-GM211401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390-GM211686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397-GM211709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35-GM211732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51-GM201140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53-GM210635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64-GM210635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65-GM211786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478-GM211770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24.248977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42:42.404572445</dc:date>
    <meta:editing-duration>PT1H44M3S</meta:editing-duration>
    <meta:editing-cycles>2</meta:editing-cycles>
    <meta:generator>LibreOffice/6.4.7.2$Linux_X86_64 LibreOffice_project/40$Build-2</meta:generator>
    <meta:document-statistic meta:table-count="1" meta:cell-count="838" meta:object-count="0"/>
  </office:meta>
</office:document-meta>
</file>